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ratum2 Bold" svg:font-family="'Stratum2 Bold'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Stratum2 Bold" fo:font-size="21pt" officeooo:rsid="0008f0b9" officeooo:paragraph-rsid="0008f0b9" style:font-size-asian="18.3500003814697pt" style:font-size-complex="21pt"/>
    </style:style>
    <style:style style:name="P2" style:family="paragraph" style:parent-style-name="Standard">
      <style:paragraph-properties fo:text-align="center" style:justify-single-word="false"/>
      <style:text-properties style:font-name="Stratum2 Bold" fo:font-size="21pt" officeooo:rsid="0008f0b9" officeooo:paragraph-rsid="0008f0b9" style:font-size-asian="18.3500003814697pt" style:font-size-complex="21pt"/>
    </style:style>
    <style:style style:name="P3" style:family="paragraph" style:parent-style-name="Standard">
      <style:text-properties style:font-name="Stratum2 Bold" fo:font-size="18pt" officeooo:rsid="0008f0b9" officeooo:paragraph-rsid="0008f0b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tratum2 Bold" fo:font-size="12pt" style:text-underline-style="solid" style:text-underline-width="auto" style:text-underline-color="font-color" officeooo:rsid="0008f0b9" officeooo:paragraph-rsid="0008f0b9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Stratum2 Bold" fo:font-size="18pt" officeooo:rsid="0008f0b9" officeooo:paragraph-rsid="0008f0b9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Stratum2 Bold" fo:font-size="12pt" style:text-underline-style="solid" style:text-underline-width="auto" style:text-underline-color="font-color" officeooo:rsid="0008f0b9" officeooo:paragraph-rsid="0008f0b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tratum2 Bold" fo:font-size="12pt" style:text-underline-style="none" officeooo:rsid="0008f0b9" officeooo:paragraph-rsid="0008f0b9" style:font-size-asian="12pt" style:font-size-complex="12pt"/>
    </style:style>
    <style:style style:name="T1" style:family="text">
      <style:text-properties fo:font-size="10.5pt" style:font-size-asian="9.14999961853027pt" style:font-size-complex="10.5pt"/>
    </style:style>
    <style:style style:name="T2" style:family="text">
      <style:text-properties officeooo:rsid="000a5a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.E.S.T N°5: Amancio Williams</text:span><text:tab/></text:p>
      <text:p text:style-name="P1"><text:tab/><text:tab/><text:tab/><text:tab/></text:p>
      <text:p text:style-name="P2"><text:span text:style-name="T2">REPASO PRUEBA</text:span>:<text:span text:style-name="T2">LAB. PROGRAMACION</text:span></text:p>
      <text:p text:style-name="P5">Alumno: Andersen Damian 4° 7°</text:p>
      <text:p text:style-name="P6"/>
      <text:p text:style-name="P7">### **A. Responder el cuestionario**</text:p>
      <text:p text:style-name="P7"/>
      <text:p text:style-name="P7">1. **¿Qué es un string en C++? ¿Cómo se diferencia de un arreglo de caracteres?**</text:p>
      <text:p text:style-name="P7"><text:s text:c="3"/>- Un *string* es una clase de la biblioteca estándar de C++ que representa una secuencia de caracteres. A diferencia de un arreglo de caracteres (`char[]`), el objeto *string* maneja automáticamente la longitud y las operaciones sobre la secuencia, lo que lo hace más flexible y fácil de usar.</text:p>
      <text:p text:style-name="P7"/>
      <text:p text:style-name="P7">2. **¿Cómo se declara e inicializa un string? Da ejemplos.**</text:p>
      <text:p text:style-name="P7"><text:s text:c="3"/>- Se puede declarar un *string* usando la clase `std::string`:</text:p>
      <text:p text:style-name="P7"><text:s text:c="5"/>```cpp</text:p>
      <text:p text:style-name="P7"><text:s text:c="5"/>std::string nombre = "Damián";</text:p>
      <text:p text:style-name="P7"><text:s text:c="5"/>std::string vacio; <text:s/>// String vacío</text:p>
      <text:p text:style-name="P7"><text:s text:c="5"/>std::string apellido("Rodríguez");</text:p>
      <text:p text:style-name="P7"><text:s text:c="5"/>```</text:p>
      <text:p text:style-name="P7"/>
      <text:p text:style-name="P7">3. **¿Cuáles son las principales operaciones que se pueden realizar con strings?**</text:p>
      <text:p text:style-name="P7"><text:s text:c="3"/>- **Concatenación**: unir dos o más strings.</text:p>
      <text:p text:style-name="P7"><text:s text:c="5"/>```cpp</text:p>
      <text:p text:style-name="P7"><text:s text:c="5"/>std::string nombreCompleto = nombre + " " + apellido;</text:p>
      <text:p text:style-name="P7"><text:s text:c="5"/>```</text:p>
      <text:p text:style-name="P7"><text:s text:c="3"/>- **Comparación**: comparar dos strings.</text:p>
      <text:p text:style-name="P7"><text:s text:c="5"/>```cpp</text:p>
      <text:p text:style-name="P7"><text:s text:c="5"/>if (nombre == "Damián") { /* ... */ }</text:p>
      <text:p text:style-name="P7"><text:s text:c="5"/>```</text:p>
      <text:p text:style-name="P7"><text:s text:c="3"/>- **Búsqueda**: encontrar una subcadena dentro de un string.</text:p>
      <text:p text:style-name="P7"><text:s text:c="5"/>```cpp</text:p>
      <text:p text:style-name="P7"><text:s text:c="5"/>size_t pos = nombre.find("Dam");</text:p>
      <text:p text:style-name="P7"><text:s text:c="5"/>```</text:p>
      <text:p text:style-name="P7"><text:s text:c="3"/>- **Longitud**: obtener el tamaño del string.</text:p>
      <text:p text:style-name="P7"><text:s text:c="5"/>```cpp</text:p>
      <text:p text:style-name="P7"><text:s text:c="5"/>size_t len = nombre.length();</text:p>
      <text:p text:style-name="P7"><text:s text:c="5"/>```</text:p>
      <text:p text:style-name="P7"/>
      <text:p text:style-name="P7">4. **¿Cómo se accede a un carácter individual de un string? ¿Cómo se modifica un carácter específico dentro de un string?**</text:p>
      <text:p text:style-name="P7"><text:s text:c="3"/>- Se puede acceder a un carácter individual usando el índice:</text:p>
      <text:p text:style-name="P7"><text:s text:c="5"/>```cpp</text:p>
      <text:p text:style-name="P7"><text:s text:c="5"/>char inicial = nombre[0]; <text:s/>// Acceder al primer carácter</text:p>
      <text:p text:style-name="P7"><text:soft-page-break/><text:s text:c="5"/>```</text:p>
      <text:p text:style-name="P7"><text:s text:c="3"/>- Para modificarlo:</text:p>
      <text:p text:style-name="P7"><text:s text:c="5"/>```cpp</text:p>
      <text:p text:style-name="P7"><text:s text:c="5"/>nombre[0] = 'J'; <text:s/>// Cambia el primer carácter a 'J'</text:p>
      <text:p text:style-name="P7"><text:s text:c="5"/>```</text:p>
      <text:p text:style-name="P7"/>
      <text:p text:style-name="P7">5. **¿Cómo se compara la igualdad de dos strings? ¿Qué otras comparaciones se pueden hacer?**</text:p>
      <text:p text:style-name="P7"><text:s text:c="3"/>- La igualdad de strings se compara usando `==`:</text:p>
      <text:p text:style-name="P7"><text:s text:c="5"/>```cpp</text:p>
      <text:p text:style-name="P7"><text:s text:c="5"/>if (nombre == "Damián") { /* Son iguales */ }</text:p>
      <text:p text:style-name="P7"><text:s text:c="5"/>```</text:p>
      <text:p text:style-name="P7"><text:s text:c="3"/>- También se pueden hacer comparaciones de mayor o menor usando operadores relacionales (`&lt;`, `&gt;`, etc.).</text:p>
      <text:p text:style-name="P7"/>
      <text:p text:style-name="P7">6. **¿Qué es una función en C++? ¿Cuál es su sintaxis básica?**</text:p>
      <text:p text:style-name="P7"><text:s text:c="3"/>- Una función en C++ es un bloque de código que realiza una tarea específica. Su sintaxis básica es:</text:p>
      <text:p text:style-name="P7"><text:s text:c="5"/>```cpp</text:p>
      <text:p text:style-name="P7"><text:s text:c="5"/>tipo_de_retorno nombre_funcion(parametros) {</text:p>
      <text:p text:style-name="P7"><text:s text:c="7"/>// Código</text:p>
      <text:p text:style-name="P7"><text:s text:c="5"/>}</text:p>
      <text:p text:style-name="P7"><text:s text:c="5"/>```</text:p>
      <text:p text:style-name="P7"/>
      <text:p text:style-name="P7">7. **¿Cuál es la diferencia entre una función y un procedimiento?**</text:p>
      <text:p text:style-name="P7"><text:s text:c="3"/>- En C++, una función **devuelve un valor** (mediante `return`), mientras que un procedimiento no (lo que se conoce como una función `void`).</text:p>
      <text:p text:style-name="P7"/>
      <text:p text:style-name="P7">8. **¿Qué son los parámetros de una función?**</text:p>
      <text:p text:style-name="P7"><text:s text:c="3"/>- Los parámetros son las variables que se pasan a una función para que trabaje con ellas. Se especifican en la definición de la función:</text:p>
      <text:p text:style-name="P7"><text:s text:c="5"/>```cpp</text:p>
      <text:p text:style-name="P7"><text:s text:c="5"/>int sumar(int a, int b) { return a + b; }</text:p>
      <text:p text:style-name="P7"><text:s text:c="5"/>```</text:p>
      <text:p text:style-name="P7"/>
      <text:p text:style-name="P7">9. **¿Qué es el valor de retorno de una función? ¿Cómo se especifica?**</text:p>
      <text:p text:style-name="P7"><text:s text:c="3"/>- El valor de retorno es el resultado que la función devuelve al final de su ejecución. Se especifica con la palabra clave `return`:</text:p>
      <text:p text:style-name="P7"><text:s text:c="5"/>```cpp</text:p>
      <text:p text:style-name="P7"><text:s text:c="5"/>int doble(int x) { return 2 * x; }</text:p>
      <text:p text:style-name="P7"><text:s text:c="5"/>```</text:p>
      <text:p text:style-name="P7"/>
      <text:p text:style-name="P7">10. **¿Qué es el alcance de una variable?**</text:p>
      <text:p text:style-name="P7"><text:s text:c="4"/>- El alcance de una variable es la parte del programa donde se puede acceder a ella. Las variables pueden ser **locales** (definidas dentro de funciones) o **globales** (definidas fuera de todas las funciones).</text:p>
      <text:p text:style-name="P7"/>
      <text:p text:style-name="P7">11. **¿Cuál es la diferencia entre variables locales y globales?**</text:p>
      <text:p text:style-name="P7"><text:soft-page-break/><text:s text:c="4"/>- Las **variables locales** solo existen dentro de la función donde se definen, mientras que las **globales** se pueden acceder desde cualquier parte del programa.</text:p>
      <text:p text:style-name="P7"/>
      <text:p text:style-name="P7">---</text:p>
      <text:p text:style-name="P7"/>
      <text:p text:style-name="P7">### **B. Programa en C++**</text:p>
      <text:p text:style-name="P7"/>
      <text:p text:style-name="P7">Aquí tienes el programa que solicita los datos del alumno, calcula el promedio y determina si aprobó o no la materia:</text:p>
      <text:p text:style-name="P7"/>
      <text:p text:style-name="P7">```cpp</text:p>
      <text:p text:style-name="P7">#include &lt;iostream&gt;</text:p>
      <text:p text:style-name="P7">#include &lt;string&gt;</text:p>
      <text:p text:style-name="P7">using namespace std;</text:p>
      <text:p text:style-name="P7"/>
      <text:p text:style-name="P7">struct Alumno {</text:p>
      <text:p text:style-name="P7"><text:s text:c="4"/>string nombre;</text:p>
      <text:p text:style-name="P7"><text:s text:c="4"/>string apellido;</text:p>
      <text:p text:style-name="P7"><text:s text:c="4"/>string curso;</text:p>
      <text:p text:style-name="P7"><text:s text:c="4"/>string materia;</text:p>
      <text:p text:style-name="P7"><text:s text:c="4"/>float nota1;</text:p>
      <text:p text:style-name="P7"><text:s text:c="4"/>float nota2;</text:p>
      <text:p text:style-name="P7"><text:s text:c="4"/>float nota3;</text:p>
      <text:p text:style-name="P7">};</text:p>
      <text:p text:style-name="P7"/>
      <text:p text:style-name="P7">void Inicializar(Alumno &amp;a) {</text:p>
      <text:p text:style-name="P7"><text:s text:c="4"/>cout &lt;&lt; "Ingrese el nombre del alumno: ";</text:p>
      <text:p text:style-name="P7"><text:s text:c="4"/>cin &gt;&gt; a.nombre;</text:p>
      <text:p text:style-name="P7"><text:s text:c="4"/>cout &lt;&lt; "Ingrese el apellido del alumno: ";</text:p>
      <text:p text:style-name="P7"><text:s text:c="4"/>cin &gt;&gt; a.apellido;</text:p>
      <text:p text:style-name="P7"><text:s text:c="4"/>cout &lt;&lt; "Ingrese el curso del alumno: ";</text:p>
      <text:p text:style-name="P7"><text:s text:c="4"/>cin &gt;&gt; a.curso;</text:p>
      <text:p text:style-name="P7"><text:s text:c="4"/>cout &lt;&lt; "Ingrese la materia: ";</text:p>
      <text:p text:style-name="P7"><text:s text:c="4"/>cin &gt;&gt; a.materia;</text:p>
      <text:p text:style-name="P7"><text:s text:c="4"/>cout &lt;&lt; "Ingrese la nota del primer trimestre: ";</text:p>
      <text:p text:style-name="P7"><text:s text:c="4"/>cin &gt;&gt; a.nota1;</text:p>
      <text:p text:style-name="P7"><text:s text:c="4"/>cout &lt;&lt; "Ingrese la nota del segundo trimestre: ";</text:p>
      <text:p text:style-name="P7"><text:s text:c="4"/>cin &gt;&gt; a.nota2;</text:p>
      <text:p text:style-name="P7"><text:s text:c="4"/>cout &lt;&lt; "Ingrese la nota del tercer trimestre: ";</text:p>
      <text:p text:style-name="P7"><text:s text:c="4"/>cin &gt;&gt; a.nota3;</text:p>
      <text:p text:style-name="P7">}</text:p>
      <text:p text:style-name="P7"/>
      <text:p text:style-name="P7">float calcularPromedio(Alumno a) {</text:p>
      <text:p text:style-name="P7"><text:s text:c="4"/>return (a.nota1 + a.nota2 + a.nota3) / 3.0;</text:p>
      <text:p text:style-name="P7">}</text:p>
      <text:p text:style-name="P7"/>
      <text:p text:style-name="P7">string calcularCondicion(Alumno a) {</text:p>
      <text:p text:style-name="P7"><text:soft-page-break/><text:s text:c="4"/>if (a.nota1 &gt;= 7 &amp;&amp; a.nota2 &gt;= 7 &amp;&amp; a.nota3 &gt;= 7) {</text:p>
      <text:p text:style-name="P7"><text:s text:c="8"/>return "Promociona";</text:p>
      <text:p text:style-name="P7"><text:s text:c="4"/>} else if (a.nota1 &gt;= 5 &amp;&amp; a.nota2 &gt;= 5 &amp;&amp; a.nota3 &gt;= 5) {</text:p>
      <text:p text:style-name="P7"><text:s text:c="8"/>return "Puede recuperar trimestres";</text:p>
      <text:p text:style-name="P7"><text:s text:c="4"/>} else {</text:p>
      <text:p text:style-name="P7"><text:s text:c="8"/>return "Reprobado";</text:p>
      <text:p text:style-name="P7"><text:s text:c="4"/>}</text:p>
      <text:p text:style-name="P7">}</text:p>
      <text:p text:style-name="P7"/>
      <text:p text:style-name="P7">void Imprimir(Alumno a) {</text:p>
      <text:p text:style-name="P7"><text:s text:c="4"/>float promedio = calcularPromedio(a);</text:p>
      <text:p text:style-name="P7"><text:s text:c="4"/>string condicion = calcularCondicion(a);</text:p>
      <text:p text:style-name="P7"><text:s text:c="4"/></text:p>
      <text:p text:style-name="P7"><text:s text:c="4"/>cout &lt;&lt; "Alumno: " &lt;&lt; a.nombre &lt;&lt; " " &lt;&lt; a.apellido &lt;&lt; endl;</text:p>
      <text:p text:style-name="P7"><text:s text:c="4"/>cout &lt;&lt; "Curso: " &lt;&lt; a.curso &lt;&lt; endl;</text:p>
      <text:p text:style-name="P7"><text:s text:c="4"/>cout &lt;&lt; "Materia: " &lt;&lt; a.materia &lt;&lt; endl;</text:p>
      <text:p text:style-name="P7"><text:s text:c="4"/>cout &lt;&lt; "Promedio final: " &lt;&lt; promedio &lt;&lt; endl;</text:p>
      <text:p text:style-name="P7"><text:s text:c="4"/>cout &lt;&lt; "Condición: " &lt;&lt; condicion &lt;&lt; endl;</text:p>
      <text:p text:style-name="P7">}</text:p>
      <text:p text:style-name="P7"/>
      <text:p text:style-name="P7">int main() {</text:p>
      <text:p text:style-name="P7"><text:s text:c="4"/>Alumno alumno;</text:p>
      <text:p text:style-name="P7"><text:s text:c="4"/>Inicializar(alumno);</text:p>
      <text:p text:style-name="P7"><text:s text:c="4"/>Imprimir(alumno);</text:p>
      <text:p text:style-name="P7"><text:s text:c="4"/>return 0;</text:p>
      <text:p text:style-name="P7">}</text:p>
      <text:p text:style-name="P7">```</text:p>
      <text:p text:style-name="P7"/>
      <text:p text:style-name="P7">### **Explicación del código**:</text:p>
      <text:p text:style-name="P7"/>
      <text:p text:style-name="P7">1. **Inicializar**: Solicita los datos del alumno (nombre, apellido, curso, materia y notas).</text:p>
      <text:p text:style-name="P7">2. **calcularPromedio**: Calcula el promedio de las tres notas.</text:p>
      <text:p text:style-name="P7">3. **calcularCondicion**: Determina si el alumno promociona, puede recuperar trimestres o debe recursar.</text:p>
      <text:p text:style-name="P7">4. **Imprimir**: Muestra los datos del alumno, el promedio y la condición final.</text:p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ratum2 Bold" svg:font-family="'Stratum2 Bol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4:30:58.901000000</meta:creation-date>
    <dc:title>Fisica</dc:title>
    <meta:editing-duration>PT1M50S</meta:editing-duration>
    <meta:editing-cycles>2</meta:editing-cycles>
    <meta:generator>LibreOffice/24.2.1.2$Windows_X86_64 LibreOffice_project/db4def46b0453cc22e2d0305797cf981b68ef5ac</meta:generator>
    <dc:date>2024-10-02T14:32:48.993000000</dc:date>
    <meta:document-statistic meta:table-count="0" meta:image-count="0" meta:object-count="0" meta:page-count="4" meta:paragraph-count="135" meta:word-count="858" meta:character-count="5477" meta:non-whitespace-character-count="4331"/>
    <meta:template xlink:type="simple" xlink:actuate="onRequest" xlink:title="Fisica" xlink:href="../../AppData/Roaming/LibreOffice/4/user/template/Presentaciones/Fisica.ott" meta:date="2024-10-02T14:30:58.406000000"/>
  </office:meta>
</office:document-meta>
</file>